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c593" officeooo:paragraph-rsid="0018c5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nn</text:p>
      <text:p text:style-name="P1">Time: <text:s/>0:00:08.171257</text:p>
      <text:p text:style-name="P1">[[28308 <text:s text:c="4"/>0 <text:s text:c="3"/>58]</text:p>
      <text:p text:style-name="P1"><text:s/>[ <text:s text:c="3"/>1 <text:s text:c="4"/>0 <text:s text:c="4"/>0]</text:p>
      <text:p text:style-name="P1"><text:s/>[ <text:s/>130 <text:s text:c="4"/>0 <text:s text:c="2"/>102]]</text:p>
      <text:p text:style-name="P1"><text:s text:c="14"/>precision <text:s text:c="3"/>recall <text:s/>f1-score <text:s text:c="2"/>support</text:p>
      <text:p text:style-name="P1"/>
      <text:p text:style-name="P1"><text:s text:c="11"/>0 <text:s text:c="6"/>1.00 <text:s text:c="5"/>1.00 <text:s text:c="5"/>1.00 <text:s text:c="4"/>28366</text:p>
      <text:p text:style-name="P1"><text:s text:c="11"/>1 <text:s text:c="6"/>0.00 <text:s text:c="5"/>0.00 <text:s text:c="5"/>0.00 <text:s text:c="8"/>1</text:p>
      <text:p text:style-name="P1"><text:s text:c="11"/>2 <text:s text:c="6"/>0.64 <text:s text:c="5"/>0.44 <text:s text:c="5"/>0.52 <text:s text:c="6"/>232</text:p>
      <text:p text:style-name="P1"/>
      <text:p text:style-name="P1"><text:s text:c="4"/>accuracy <text:s text:c="26"/>0.99 <text:s text:c="4"/>28599</text:p>
      <text:p text:style-name="P1"><text:s text:c="3"/>macro avg <text:s text:c="6"/>0.54 <text:s text:c="5"/>0.48 <text:s text:c="5"/>0.51 <text:s text:c="4"/>28599</text:p>
      <text:p text:style-name="P1">weighted avg <text:s text:c="6"/>0.99 <text:s text:c="5"/>0.99 <text:s text:c="5"/>0.99 <text:s text:c="4"/>28599</text:p>
      <text:p text:style-name="P1"/>
      <text:p text:style-name="P1">0.993391377320885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ecision Tree</text:p>
      <text:p text:style-name="P1">Time: <text:s/>0:00:00.506590</text:p>
      <text:p text:style-name="P1">[[28264 <text:s text:c="4"/>0 <text:s text:c="2"/>102]</text:p>
      <text:p text:style-name="P1"><text:s/>[ <text:s text:c="3"/>1 <text:s text:c="4"/>0 <text:s text:c="4"/>0]</text:p>
      <text:p text:style-name="P1"><text:s/>[ <text:s text:c="2"/>21 <text:s text:c="4"/>0 <text:s text:c="2"/>211]]</text:p>
      <text:p text:style-name="P1"><text:s text:c="14"/>precision <text:s text:c="3"/>recall <text:s/>f1-score <text:s text:c="2"/>support</text:p>
      <text:p text:style-name="P1"/>
      <text:p text:style-name="P1"><text:s text:c="11"/>0 <text:s text:c="6"/>1.00 <text:s text:c="5"/>1.00 <text:s text:c="5"/>1.00 <text:s text:c="4"/>28366</text:p>
      <text:p text:style-name="P1"><text:s text:c="11"/>1 <text:s text:c="6"/>0.00 <text:s text:c="5"/>0.00 <text:s text:c="5"/>0.00 <text:s text:c="8"/>1</text:p>
      <text:p text:style-name="P1"><text:s text:c="11"/>2 <text:s text:c="6"/>0.67 <text:s text:c="5"/>0.91 <text:s text:c="5"/>0.77 <text:s text:c="6"/>232</text:p>
      <text:p text:style-name="P1"/>
      <text:p text:style-name="P1"><text:s text:c="4"/>accuracy <text:s text:c="26"/>1.00 <text:s text:c="4"/>28599</text:p>
      <text:p text:style-name="P1"><text:s text:c="3"/>macro avg <text:s text:c="6"/>0.56 <text:s text:c="5"/>0.64 <text:s text:c="5"/>0.59 <text:s text:c="4"/>28599</text:p>
      <text:p text:style-name="P1">weighted avg <text:s text:c="6"/>1.00 <text:s text:c="5"/>1.00 <text:s text:c="5"/>1.00 <text:s text:c="4"/>28599</text:p>
      <text:p text:style-name="P1"/>
      <text:p text:style-name="P1">0.995664184062379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Random Forest</text:p>
      <text:p text:style-name="P1">Time: <text:s/>0:00:28.218954</text:p>
      <text:p text:style-name="P1">[[28288 <text:s text:c="4"/>0 <text:s text:c="3"/>78]</text:p>
      <text:p text:style-name="P1"><text:s/>[ <text:s text:c="3"/>0 <text:s text:c="4"/>1 <text:s text:c="4"/>0]</text:p>
      <text:p text:style-name="P1"><text:s/>[ <text:s text:c="2"/>46 <text:s text:c="4"/>0 <text:s text:c="2"/>186]]</text:p>
      <text:p text:style-name="P1"><text:s text:c="14"/>precision <text:s text:c="3"/>recall <text:s/>f1-score <text:s text:c="2"/>support</text:p>
      <text:p text:style-name="P1"/>
      <text:p text:style-name="P1"><text:s text:c="11"/>0 <text:s text:c="6"/>1.00 <text:s text:c="5"/>1.00 <text:s text:c="5"/>1.00 <text:s text:c="4"/>28366</text:p>
      <text:p text:style-name="P1"><text:s text:c="11"/>1 <text:s text:c="6"/>1.00 <text:s text:c="5"/>1.00 <text:s text:c="5"/>1.00 <text:s text:c="8"/>1</text:p>
      <text:p text:style-name="P1"><text:s text:c="11"/>2 <text:s text:c="6"/>0.70 <text:s text:c="5"/>0.80 <text:s text:c="5"/>0.75 <text:s text:c="6"/>232</text:p>
      <text:p text:style-name="P1"/>
      <text:p text:style-name="P1"><text:s text:c="4"/>accuracy <text:s text:c="26"/>1.00 <text:s text:c="4"/>28599</text:p>
      <text:p text:style-name="P1"><text:s text:c="3"/>macro avg <text:s text:c="6"/>0.90 <text:s text:c="5"/>0.93 <text:s text:c="5"/>0.92 <text:s text:c="4"/>28599</text:p>
      <text:p text:style-name="P1">weighted avg <text:s text:c="6"/>1.00 <text:s text:c="5"/>1.00 <text:s text:c="5"/>1.00 <text:s text:c="4"/>28599</text:p>
      <text:p text:style-name="P1"/>
      <text:p text:style-name="P1">0.9956641840623798</text:p>
      <text:p text:style-name="P1"/>
      <text:p text:style-name="P1"/>
      <text:p text:style-name="P1">[0 0 0 ... 0 0 0]</text:p>
      <text:p text:style-name="P1">62138271921580.695</text:p>
      <text:p text:style-name="P1">Time: <text:s/>0:00:02.11874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Neural network</text:p>
      <text:p text:style-name="P1">Time: <text:s/>0:00:47.951409</text:p>
      <text:p text:style-name="P1">[[28342 <text:s text:c="4"/>0 <text:s text:c="3"/>24]</text:p>
      <text:p text:style-name="P1"><text:s/>[ <text:s text:c="3"/>1 <text:s text:c="4"/>0 <text:s text:c="4"/>0]</text:p>
      <text:p text:style-name="P1"><text:s/>[ <text:s/>203 <text:s text:c="4"/>0 <text:s text:c="3"/>29]]</text:p>
      <text:p text:style-name="P1"><text:s text:c="14"/>precision <text:s text:c="3"/>recall <text:s/>f1-score <text:s text:c="2"/>support</text:p>
      <text:p text:style-name="P1"/>
      <text:p text:style-name="P1"><text:s text:c="11"/>0 <text:s text:c="6"/>0.99 <text:s text:c="5"/>1.00 <text:s text:c="5"/>1.00 <text:s text:c="4"/>28366</text:p>
      <text:p text:style-name="P1"><text:s text:c="11"/>1 <text:s text:c="6"/>0.00 <text:s text:c="5"/>0.00 <text:s text:c="5"/>0.00 <text:s text:c="8"/>1</text:p>
      <text:p text:style-name="P1"><text:s text:c="11"/>2 <text:s text:c="6"/>0.55 <text:s text:c="5"/>0.12 <text:s text:c="5"/>0.20 <text:s text:c="6"/>232</text:p>
      <text:p text:style-name="P1"/>
      <text:p text:style-name="P1"><text:s text:c="4"/>accuracy <text:s text:c="26"/>0.99 <text:s text:c="4"/>28599</text:p>
      <text:p text:style-name="P1"><text:s text:c="3"/>macro avg <text:s text:c="6"/>0.51 <text:s text:c="5"/>0.37 <text:s text:c="5"/>0.40 <text:s text:c="4"/>28599</text:p>
      <text:p text:style-name="P1">weighted avg <text:s text:c="6"/>0.99 <text:s text:c="5"/>0.99 <text:s text:c="5"/>0.99 <text:s text:c="4"/>28599</text:p>
      <text:p text:style-name="P1"/>
      <text:p text:style-name="P1">0.992027693275988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9:34:30.754818680</meta:creation-date>
    <dc:date>2019-10-15T09:39:44.142325419</dc:date>
    <meta:editing-duration>PT5M15S</meta:editing-duration>
    <meta:editing-cycles>1</meta:editing-cycles>
    <meta:document-statistic meta:table-count="0" meta:image-count="0" meta:object-count="0" meta:page-count="4" meta:paragraph-count="55" meta:word-count="209" meta:character-count="1983" meta:non-whitespace-character-count="930"/>
    <meta:generator>LibreOffice/5.1.6.2$Linux_x86 LibreOffice_project/10m0$Build-2</meta:generator>
  </office:meta>
</office:document-meta>
</file>